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d01" officeooo:paragraph-rsid="000e9d01"/>
    </style:style>
    <style:style style:name="P2" style:family="paragraph" style:parent-style-name="Standard">
      <style:text-properties officeooo:rsid="000e9d01" officeooo:paragraph-rsid="000f79bb"/>
    </style:style>
    <style:style style:name="P3" style:family="paragraph" style:parent-style-name="Standard">
      <style:text-properties officeooo:rsid="000e9d01" officeooo:paragraph-rsid="0010cbd7"/>
    </style:style>
    <style:style style:name="P4" style:family="paragraph" style:parent-style-name="Standard">
      <style:text-properties officeooo:rsid="000e9d01" officeooo:paragraph-rsid="00111e64"/>
    </style:style>
    <style:style style:name="P5" style:family="paragraph" style:parent-style-name="Standard">
      <style:text-properties officeooo:rsid="000e9d01" officeooo:paragraph-rsid="0015d845"/>
    </style:style>
    <style:style style:name="P6" style:family="paragraph" style:parent-style-name="Standard">
      <style:text-properties officeooo:rsid="000f79bb" officeooo:paragraph-rsid="000f79bb"/>
    </style:style>
    <style:style style:name="P7" style:family="paragraph" style:parent-style-name="Standard">
      <style:text-properties officeooo:rsid="000f79bb" officeooo:paragraph-rsid="0010cbd7"/>
    </style:style>
    <style:style style:name="P8" style:family="paragraph" style:parent-style-name="Standard">
      <style:text-properties officeooo:rsid="000f79bb" officeooo:paragraph-rsid="00111e64"/>
    </style:style>
    <style:style style:name="P9" style:family="paragraph" style:parent-style-name="Standard">
      <style:text-properties officeooo:rsid="0010cbd7" officeooo:paragraph-rsid="0015d845"/>
    </style:style>
    <style:style style:name="P10" style:family="paragraph" style:parent-style-name="Standard">
      <style:text-properties fo:font-weight="normal" officeooo:rsid="0015d845" officeooo:paragraph-rsid="0015d845" style:font-weight-asian="normal" style:font-weight-complex="normal"/>
    </style:style>
    <style:style style:name="P11" style:family="paragraph" style:parent-style-name="Standard">
      <style:text-properties officeooo:rsid="00128e1c" officeooo:paragraph-rsid="0017202c"/>
    </style:style>
    <style:style style:name="P12" style:family="paragraph" style:parent-style-name="Standard">
      <style:text-properties officeooo:rsid="0017202c" officeooo:paragraph-rsid="0017202c"/>
    </style:style>
    <style:style style:name="T1" style:family="text">
      <style:text-properties officeooo:rsid="000e9d01"/>
    </style:style>
    <style:style style:name="T2" style:family="text">
      <style:text-properties fo:font-style="normal" officeooo:rsid="0021066b" style:font-style-asian="normal" style:font-style-complex="normal"/>
    </style:style>
    <style:style style:name="T3" style:family="text">
      <style:text-properties fo:font-style="normal" officeooo:rsid="000f79bb" style:font-style-asian="normal" style:font-style-complex="normal"/>
    </style:style>
    <style:style style:name="T4" style:family="text">
      <style:text-properties fo:font-style="normal" officeooo:rsid="00111e64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officeooo:rsid="000f79bb" style:font-style-asian="normal" style:font-style-complex="normal"/>
    </style:style>
    <style:style style:name="T6" style:family="text">
      <style:text-properties officeooo:rsid="000f79bb"/>
    </style:style>
    <style:style style:name="T7" style:family="text">
      <style:text-properties officeooo:rsid="000f7a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11e64"/>
    </style:style>
    <style:style style:name="T10" style:family="text">
      <style:text-properties officeooo:rsid="00115ec6"/>
    </style:style>
    <style:style style:name="T11" style:family="text">
      <style:text-properties fo:font-style="italic" officeooo:rsid="000f79bb" style:font-style-asian="italic" style:font-style-complex="italic"/>
    </style:style>
    <style:style style:name="T12" style:family="text">
      <style:text-properties fo:font-style="italic" officeooo:rsid="00128e1c" style:font-style-asian="italic" style:font-style-complex="italic"/>
    </style:style>
    <style:style style:name="T13" style:family="text">
      <style:text-properties fo:font-style="italic" officeooo:rsid="0021066b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f7ab1"/>
    </style:style>
    <style:style style:name="T16" style:family="text">
      <style:text-properties officeooo:rsid="00128e1c"/>
    </style:style>
    <style:style style:name="T17" style:family="text">
      <style:text-properties officeooo:rsid="0015d845"/>
    </style:style>
    <style:style style:name="T18" style:family="text">
      <style:text-properties officeooo:rsid="0017202c"/>
    </style:style>
    <style:style style:name="T19" style:family="text">
      <style:text-properties officeooo:rsid="0017ad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Vamos tentar uma coisinha</text:span> para padronizar e facilitar a documentação e o trabalho de todos. <text:span text:style-name="T16">Caso não esteja funcionando ou sendo útil, a gente deleta =).</text:span></text:p>
      <text:p text:style-name="P12">Preciso da colaborção de TODOS para que funcione com maestria </text:p>
      <text:p text:style-name="P1"/>
      <text:p text:style-name="P1"><text:span text:style-name="T16"><text:tab/>S</text:span>equiremos 2 etapas: </text:p>
      <text:p text:style-name="P1"/>
      <text:p text:style-name="P1"/>
      <text:p text:style-name="P1"><text:span text:style-name="T7">1 - </text:span><text:span text:style-name="T8">Para Implementação:</text:span> <text:span text:style-name="T7">Essa etapa é</text:span> onde o Front-end <text:span text:style-name="T7">i</text:span>rá <text:span text:style-name="T7">definir </text:span>os parametros para realizar <text:span text:style-name="T7">as requisiçoes HTTP ao Back-end. (Nesse primeiro momento irá servir para facilitar a comunicaçao entre ambos, mais a diante os parametros poderão ser alterados caso seja necessário).</text:span></text:p>
      <text:p text:style-name="P1"/>
      <text:p text:style-name="P9"><text:tab/>Acontecerá da seguinte forma: </text:p>
      <text:p text:style-name="P5"/>
      <text:p text:style-name="P9"><text:s text:c="4"/>Algum integrante irá criar uma pagina onde será necessario uma requisição de informações ao banco de dados. Então ele edita um pequeno texto <text:span text:style-name="T18">em</text:span> uma Task no Asana com o seguinte formato:</text:p>
      <text:p text:style-name="P3"><text:s/><text:tab/></text:p>
      <text:p text:style-name="P3"><text:tab/></text:p>
      <text:p text:style-name="P3"><text:tab/>- <text:span text:style-name="T2">“</text:span><text:span text:style-name="T13">nome_do_controller</text:span><text:span text:style-name="T2">”/”</text:span><text:span text:style-name="T13">nome_da_</text:span><text:span text:style-name="T11">função</text:span><text:span text:style-name="T3">” (“O que ela faz”)</text:span></text:p>
      <text:p text:style-name="P7"><text:s text:c="3"/><text:tab/><text:tab/>Parametros: <text:s/>‘ “nome_do_parametro” ‘ (“tipo_do_ parametro”) <text:s text:c="2"/></text:p>
      <text:p text:style-name="P7"/>
      <text:p text:style-name="P1"><text:s text:c="2"/><text:span text:style-name="T16">Não sendo necessário informar a </text:span><text:span text:style-name="T12">Path</text:span><text:span text:style-name="T16">, como por exemplo:</text:span></text:p>
      <text:p text:style-name="P1"><text:tab/><text:tab/></text:p>
      <text:p text:style-name="P3"><text:tab/>- <text:span text:style-name="T2">“nome_do_controller”/”nome_da_</text:span><text:span text:style-name="T3">função” (</text:span><text:span text:style-name="T4">Registra o usuario no banco de dados</text:span><text:span text:style-name="T3">)</text:span></text:p>
      <text:p text:style-name="P8"><text:s text:c="3"/><text:tab/><text:tab/><text:span text:style-name="T1">-</text:span>Parametros: </text:p>
      <text:p text:style-name="P8"><text:tab/><text:tab/><text:tab/>‘firstname’ <text:s/>(string)</text:p>
      <text:p text:style-name="P4"><text:tab/><text:tab/><text:tab/>‘lastname’ <text:s text:c="3"/>(string)</text:p>
      <text:p text:style-name="P4"><text:tab/><text:tab/><text:tab/>‘email’ <text:s text:c="7"/>(string)</text:p>
      <text:p text:style-name="P4"><text:s/><text:tab/><text:tab/><text:tab/>‘university’ (string) </text:p>
      <text:p text:style-name="P4"><text:tab/><text:tab/><text:tab/>‘passwor<text:span text:style-name="T6">d’</text:span> <text:s text:c="2"/>(<text:span text:style-name="T6">int</text:span>)</text:p>
      <text:p text:style-name="P7"><text:s/></text:p>
      <text:p text:style-name="P12">Em seguida , o integrante do Back-end que ficará responsável deve mover a Task para “In Progress”.</text:p>
      <text:p text:style-name="P1"/>
      <text:p text:style-name="P1"><text:span text:style-name="T9">2 – </text:span><text:span text:style-name="T8">Implementado:</text:span> <text:span text:style-name="T18">N</text:span>essa etapa o <text:span text:style-name="T10">B</text:span>ack-end <text:span text:style-name="T18">deve finalizar</text:span> a implementação d<text:span text:style-name="T9">a funçao da Etapa 1</text:span>, <text:s/><text:span text:style-name="T18">e </text:span>informa<text:span text:style-name="T18">r</text:span> <text:span text:style-name="T9">por completo</text:span> os dados <text:span text:style-name="T9">do modelo de texto. Então insere essa Task em ‘To Verify’ . Como no exemplo</text:span>:</text:p>
      <text:p text:style-name="P1"><text:s text:c="2"/></text:p>
      <text:p text:style-name="P6"><text:tab/><text:tab/>- user/register (<text:span text:style-name="T14">Registra um novo usuario </text:span><text:span text:style-name="T15">no banco de dados</text:span>)</text:p>
      <text:p text:style-name="P2"><text:tab/><text:tab/> <text:s/><text:tab/>-<text:span text:style-name="T5">Parametros</text:span><text:span text:style-name="T6">: </text:span></text:p>
      <text:p text:style-name="P6"><text:tab/><text:tab/><text:tab/><text:tab/>‘firstname’ <text:s/>(string)</text:p>
      <text:p text:style-name="P2"><text:tab/><text:tab/><text:tab/><text:tab/>‘lastname’ <text:s text:c="3"/>(string)</text:p>
      <text:p text:style-name="P2"><text:tab/><text:tab/><text:tab/><text:tab/>‘email’ <text:s text:c="7"/>(string)</text:p>
      <text:p text:style-name="P2"><text:tab/><text:tab/> <text:tab/><text:tab/>‘university’ (string) </text:p>
      <text:p text:style-name="P2"><text:tab/><text:tab/><text:tab/><text:tab/>‘passwor<text:span text:style-name="T6">d’</text:span> <text:s text:c="2"/>(<text:span text:style-name="T6">int</text:span>)</text:p>
      <text:p text:style-name="P2"/>
      <text:p text:style-name="P11">Feito isso o Front-end poderá integrar a função em suas requisiç<text:span text:style-name="T17">õ</text:span>es de acordo com as devidas ROTAS.</text:p>
      <text:p text:style-name="P11"><text:s text:c="2"/></text:p>
      <text:p text:style-name="P2"/>
      <text:p text:style-name="P2">OBS: <text:s/>As Task no Asana devem ter, <text:span text:style-name="T17">no Titulo,</text:span> a Etapa em que se encontra.</text:p>
      <text:p text:style-name="P10">OBS1: Erros e Respostas serão padronizados na Documentação.</text:p>
      <text:p text:style-name="P10"/>
      <text:p text:style-name="P10"><text:soft-page-break/></text:p>
      <text:p text:style-name="P10">Colaborem com sugestõ<text:span text:style-name="T19">e</text:span>s e mudanç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11:27.302235362</meta:creation-date>
    <meta:generator>LibreOffice/5.1.4.2$Linux_x86 LibreOffice_project/10m0$Build-2</meta:generator>
    <dc:date>2017-04-15T16:45:43.015005140</dc:date>
    <meta:editing-duration>PT24M16S</meta:editing-duration>
    <meta:editing-cycles>6</meta:editing-cycles>
    <meta:document-statistic meta:table-count="0" meta:image-count="0" meta:object-count="0" meta:page-count="2" meta:paragraph-count="35" meta:word-count="278" meta:character-count="1918" meta:non-whitespace-character-count="1555"/>
  </office:meta>
</office:document-meta>
</file>